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93in"/>
    </style:style>
    <style:style style:name="co3" style:family="table-column">
      <style:table-column-properties fo:break-before="auto" style:column-width="1.3811in"/>
    </style:style>
    <style:style style:name="co4" style:family="table-column">
      <style:table-column-properties fo:break-before="auto" style:column-width="1.8189in"/>
    </style:style>
    <style:style style:name="co5" style:family="table-column">
      <style:table-column-properties fo:break-before="auto" style:column-width="1.7957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2.3252in"/>
    </style:style>
    <style:style style:name="co8" style:family="table-column">
      <style:table-column-properties fo:break-before="auto" style:column-width="1.3929in"/>
    </style:style>
    <style:style style:name="co9" style:family="table-column">
      <style:table-column-properties fo:break-before="auto" style:column-width="2.4752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Final T=1</text:p>
          </table:table-cell>
          <table:table-cell table:number-columns-repeated="4"/>
          <table:table-cell office:value-type="string">
            <text:p>Final T=2</text:p>
          </table:table-cell>
          <table:table-cell table:number-columns-repeated="3"/>
          <table:table-cell office:value-type="string">
            <text:p>Final T=3</text:p>
          </table:table-cell>
          <table:table-cell table:number-columns-repeated="4"/>
          <table:table-cell office:value-type="string">
            <text:p>Final T=4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odel_Front </text:p>
          </table:table-cell>
          <table:table-cell office:value-type="string">
            <text:p>Alpha_Front </text:p>
          </table:table-cell>
          <table:table-cell office:value-type="string">
            <text:p>Model_Rear</text:p>
          </table:table-cell>
          <table:table-cell table:style-name="ce1" office:value-type="string">
            <text:p>Alpha_Rear</text:p>
          </table:table-cell>
          <table:table-cell/>
          <table:table-cell office:value-type="string">
            <text:p>Model_Front </text:p>
          </table:table-cell>
          <table:table-cell table:style-name="ce1" office:value-type="string">
            <text:p>Alpha_Front </text:p>
          </table:table-cell>
          <table:table-cell office:value-type="string">
            <text:p>Model_Rear</text:p>
          </table:table-cell>
          <table:table-cell table:style-name="ce1" office:value-type="string">
            <text:p>Alpha_Rear</text:p>
          </table:table-cell>
          <table:table-cell office:value-type="string">
            <text:p>Model_Front </text:p>
          </table:table-cell>
          <table:table-cell table:style-name="ce1" office:value-type="string">
            <text:p>Alpha_Front </text:p>
          </table:table-cell>
          <table:table-cell office:value-type="string">
            <text:p>Model_Rear</text:p>
          </table:table-cell>
          <table:table-cell table:style-name="ce1" office:value-type="string">
            <text:p>Alpha_Rear</text:p>
          </table:table-cell>
          <table:table-cell/>
          <table:table-cell office:value-type="string">
            <text:p>Model_Front </text:p>
          </table:table-cell>
          <table:table-cell table:style-name="ce1" office:value-type="string">
            <text:p>Alpha_Front </text:p>
          </table:table-cell>
          <table:table-cell office:value-type="string">
            <text:p>Model_Rear</text:p>
          </table:table-cell>
          <table:table-cell table:style-name="ce1" office:value-type="string">
            <text:p>Alpha_Rear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594">
            <text:p>1.0594</text:p>
          </table:table-cell>
          <table:table-cell office:value-type="float" office:value="5">
            <text:p>5</text:p>
          </table:table-cell>
          <table:table-cell table:style-name="ce1" office:value-type="float" office:value="0.9664">
            <text:p>0.9664</text:p>
          </table:table-cell>
          <table:table-cell/>
          <table:table-cell office:value-type="string">
            <text:p><text:s text:c="5"/>5 <text:s text:c="3"/>16</text:p>
          </table:table-cell>
          <table:table-cell office:value-type="string">
            <text:p><text:s text:c="4"/>1.0594 <text:s text:c="3"/>0.8599</text:p>
          </table:table-cell>
          <table:table-cell office:value-type="string">
            <text:p><text:s text:c="5"/>5 <text:s text:c="3"/>13</text:p>
          </table:table-cell>
          <table:table-cell office:value-type="string">
            <text:p><text:s text:c="4"/>0.8848 <text:s text:c="3"/>0.7603</text:p>
          </table:table-cell>
          <table:table-cell office:value-type="string">
            <text:p><text:s text:c="5"/>1 <text:s text:c="4"/>3 <text:s text:c="3"/>16</text:p>
          </table:table-cell>
          <table:table-cell office:value-type="string">
            <text:p><text:s text:c="4"/>1.1007 <text:s text:c="3"/>0.9074 <text:s text:c="3"/>0.8135</text:p>
          </table:table-cell>
          <table:table-cell office:value-type="string">
            <text:p><text:s text:c="5"/>5 <text:s text:c="3"/>14 <text:s text:c="4"/>2</text:p>
          </table:table-cell>
          <table:table-cell office:value-type="string">
            <text:p><text:s text:c="4"/>1.0020 <text:s text:c="3"/>0.8653 <text:s text:c="3"/>0.8798</text:p>
          </table:table-cell>
          <table:table-cell/>
          <table:table-cell office:value-type="string">
            <text:p><text:s text:c="5"/>1 <text:s text:c="3"/>16 <text:s text:c="3"/>18 <text:s text:c="3"/>19</text:p>
          </table:table-cell>
          <table:table-cell office:value-type="string">
            <text:p><text:s text:c="4"/>1.0397 <text:s text:c="3"/>0.8913 <text:s text:c="3"/>0.7724 <text:s text:c="3"/>0.6806</text:p>
          </table:table-cell>
          <table:table-cell office:value-type="string">
            <text:p><text:s text:c="5"/>2 <text:s text:c="3"/>11 <text:s text:c="3"/>19 <text:s text:c="3"/>17</text:p>
          </table:table-cell>
          <table:table-cell office:value-type="string">
            <text:p><text:s text:c="4"/>0.8848 <text:s text:c="3"/>0.8157 <text:s text:c="3"/>0.7898 <text:s text:c="3"/>0.71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797">
            <text:p>1.0797</text:p>
          </table:table-cell>
          <table:table-cell office:value-type="float" office:value="5">
            <text:p>5</text:p>
          </table:table-cell>
          <table:table-cell table:style-name="ce1" office:value-type="float" office:value="0.8848">
            <text:p>0.8848</text:p>
          </table:table-cell>
          <table:table-cell/>
          <table:table-cell office:value-type="string">
            <text:p><text:s text:c="5"/>1 <text:s text:c="3"/>12</text:p>
          </table:table-cell>
          <table:table-cell office:value-type="string">
            <text:p><text:s text:c="4"/>1.0797 <text:s text:c="3"/>0.8862</text:p>
          </table:table-cell>
          <table:table-cell office:value-type="string">
            <text:p><text:s text:c="5"/>5 <text:s text:c="3"/>12</text:p>
          </table:table-cell>
          <table:table-cell office:value-type="string">
            <text:p><text:s text:c="4"/>0.9493 <text:s text:c="3"/>0.8496</text:p>
          </table:table-cell>
          <table:table-cell office:value-type="string">
            <text:p><text:s text:c="5"/>1 <text:s text:c="3"/>14 <text:s text:c="3"/>17</text:p>
          </table:table-cell>
          <table:table-cell office:value-type="string">
            <text:p><text:s text:c="4"/>1.1225 <text:s text:c="3"/>0.8662 <text:s text:c="3"/>0.8224</text:p>
          </table:table-cell>
          <table:table-cell office:value-type="string">
            <text:p><text:s text:c="5"/>5 <text:s text:c="4"/>2 <text:s text:c="3"/>11</text:p>
          </table:table-cell>
          <table:table-cell office:value-type="string">
            <text:p><text:s text:c="4"/>0.9326 <text:s text:c="3"/>0.7877 <text:s text:c="3"/>0.8593</text:p>
          </table:table-cell>
          <table:table-cell/>
          <table:table-cell office:value-type="string">
            <text:p><text:s text:c="5"/>1 <text:s text:c="3"/>11 <text:s text:c="3"/>17 <text:s text:c="4"/>3</text:p>
          </table:table-cell>
          <table:table-cell office:value-type="string">
            <text:p><text:s text:c="4"/>0.9664 <text:s text:c="3"/>0.7528 <text:s text:c="3"/>0.6936 <text:s text:c="3"/>0.6126</text:p>
          </table:table-cell>
          <table:table-cell office:value-type="string">
            <text:p><text:s text:c="5"/>3 <text:s text:c="4"/>2 <text:s text:c="3"/>13 <text:s text:c="3"/>17</text:p>
          </table:table-cell>
          <table:table-cell office:value-type="string">
            <text:p><text:s text:c="4"/>0.9493 <text:s text:c="3"/>0.8314 <text:s text:c="3"/>0.9331 <text:s text:c="3"/>0.80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93">
            <text:p>0.9493</text:p>
          </table:table-cell>
          <table:table-cell office:value-type="float" office:value="5">
            <text:p>5</text:p>
          </table:table-cell>
          <table:table-cell table:style-name="ce1" office:value-type="float" office:value="1.0397">
            <text:p>1.0397</text:p>
          </table:table-cell>
          <table:table-cell/>
          <table:table-cell office:value-type="string">
            <text:p><text:s text:c="5"/>1 <text:s text:c="3"/>19</text:p>
          </table:table-cell>
          <table:table-cell office:value-type="string">
            <text:p><text:s text:c="4"/>1.0397 <text:s text:c="3"/>0.8546</text:p>
          </table:table-cell>
          <table:table-cell office:value-type="string">
            <text:p><text:s text:c="5"/>2 <text:s text:c="4"/>4</text:p>
          </table:table-cell>
          <table:table-cell office:value-type="string">
            <text:p><text:s text:c="4"/>0.9493 <text:s text:c="3"/>0.8305</text:p>
          </table:table-cell>
          <table:table-cell office:value-type="string">
            <text:p><text:s text:c="5"/>1 <text:s text:c="3"/>16 <text:s text:c="4"/>5</text:p>
          </table:table-cell>
          <table:table-cell office:value-type="string">
            <text:p><text:s text:c="4"/>1.0397 <text:s text:c="3"/>0.9855 <text:s text:c="3"/>0.8591</text:p>
          </table:table-cell>
          <table:table-cell office:value-type="string">
            <text:p><text:s text:c="5"/>5 <text:s text:c="3"/>10 <text:s text:c="3"/>17</text:p>
          </table:table-cell>
          <table:table-cell office:value-type="string">
            <text:p><text:s text:c="4"/>0.9004 <text:s text:c="3"/>0.8416 <text:s text:c="3"/>0.8377</text:p>
          </table:table-cell>
          <table:table-cell/>
          <table:table-cell office:value-type="string">
            <text:p><text:s text:c="5"/>4 <text:s text:c="4"/>5 <text:s text:c="3"/>15 <text:s text:c="4"/>1</text:p>
          </table:table-cell>
          <table:table-cell office:value-type="string">
            <text:p><text:s text:c="4"/>1.0797 <text:s text:c="3"/>0.9263 <text:s text:c="3"/>0.7179 <text:s text:c="3"/>0.5088</text:p>
          </table:table-cell>
          <table:table-cell office:value-type="string">
            <text:p><text:s text:c="5"/>2 <text:s text:c="3"/>13 <text:s text:c="3"/>19 <text:s text:c="3"/>11</text:p>
          </table:table-cell>
          <table:table-cell office:value-type="string">
            <text:p><text:s text:c="4"/>0.9326 <text:s text:c="3"/>0.7948 <text:s text:c="3"/>0.8042 <text:s text:c="3"/>0.71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0397">
            <text:p>1.0397</text:p>
          </table:table-cell>
          <table:table-cell office:value-type="float" office:value="3">
            <text:p>3</text:p>
          </table:table-cell>
          <table:table-cell table:style-name="ce1" office:value-type="float" office:value="0.984">
            <text:p>0.9840</text:p>
          </table:table-cell>
          <table:table-cell/>
          <table:table-cell office:value-type="string">
            <text:p><text:s text:c="5"/>6 <text:s text:c="3"/>16</text:p>
          </table:table-cell>
          <table:table-cell office:value-type="string">
            <text:p><text:s text:c="4"/>1.0594 <text:s text:c="3"/>1.0038</text:p>
          </table:table-cell>
          <table:table-cell office:value-type="string">
            <text:p><text:s text:c="5"/>4 <text:s text:c="4"/>3</text:p>
          </table:table-cell>
          <table:table-cell office:value-type="string">
            <text:p><text:s text:c="4"/>0.9840 <text:s text:c="3"/>0.9295</text:p>
          </table:table-cell>
          <table:table-cell office:value-type="string">
            <text:p><text:s text:c="5"/>1 <text:s text:c="4"/>6 <text:s text:c="3"/>18</text:p>
          </table:table-cell>
          <table:table-cell office:value-type="string">
            <text:p><text:s text:c="4"/>1.0594 <text:s text:c="3"/>0.9344 <text:s text:c="3"/>0.9006</text:p>
          </table:table-cell>
          <table:table-cell office:value-type="string">
            <text:p><text:s text:c="5"/>2 <text:s text:c="3"/>18 <text:s text:c="4"/>4</text:p>
          </table:table-cell>
          <table:table-cell office:value-type="string">
            <text:p><text:s text:c="4"/>1.0594 <text:s text:c="3"/>0.9562 <text:s text:c="3"/>0.9073</text:p>
          </table:table-cell>
          <table:table-cell/>
          <table:table-cell office:value-type="string">
            <text:p><text:s text:c="5"/>2 <text:s text:c="3"/>15 <text:s text:c="3"/>16 <text:s text:c="4"/>8</text:p>
          </table:table-cell>
          <table:table-cell office:value-type="string">
            <text:p><text:s text:c="4"/>1.1007 <text:s text:c="3"/>0.9773 <text:s text:c="3"/>0.9306 <text:s text:c="3"/>0.6966</text:p>
          </table:table-cell>
          <table:table-cell office:value-type="string">
            <text:p><text:s text:c="5"/>2 <text:s text:c="3"/>18 <text:s text:c="4"/>3 <text:s text:c="3"/>16</text:p>
          </table:table-cell>
          <table:table-cell office:value-type="string">
            <text:p><text:s text:c="4"/>1.0397 <text:s text:c="3"/>0.9826 <text:s text:c="3"/>0.8793 <text:s text:c="3"/>0.77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1007">
            <text:p>1.1007</text:p>
          </table:table-cell>
          <table:table-cell office:value-type="float" office:value="5">
            <text:p>5</text:p>
          </table:table-cell>
          <table:table-cell table:style-name="ce1" office:value-type="float" office:value="1.0594">
            <text:p>1.0594</text:p>
          </table:table-cell>
          <table:table-cell/>
          <table:table-cell office:value-type="string">
            <text:p><text:s text:c="5"/>4 <text:s text:c="4"/>5</text:p>
          </table:table-cell>
          <table:table-cell office:value-type="string">
            <text:p><text:s text:c="4"/>1.0020 <text:s text:c="3"/>0.7850</text:p>
          </table:table-cell>
          <table:table-cell office:value-type="string">
            <text:p><text:s text:c="5"/>5 <text:s text:c="3"/>11</text:p>
          </table:table-cell>
          <table:table-cell office:value-type="string">
            <text:p><text:s text:c="4"/>0.9326 <text:s text:c="3"/>0.7709</text:p>
          </table:table-cell>
          <table:table-cell office:value-type="string">
            <text:p><text:s text:c="5"/>6 <text:s text:c="4"/>1 <text:s text:c="3"/>16</text:p>
          </table:table-cell>
          <table:table-cell office:value-type="string">
            <text:p><text:s text:c="4"/>1.0594 <text:s text:c="3"/>0.8557 <text:s text:c="3"/>0.8486</text:p>
          </table:table-cell>
          <table:table-cell office:value-type="string">
            <text:p><text:s text:c="5"/>5 <text:s text:c="3"/>14 <text:s text:c="4"/>6</text:p>
          </table:table-cell>
          <table:table-cell office:value-type="string">
            <text:p><text:s text:c="4"/>0.9493 <text:s text:c="3"/>0.8530 <text:s text:c="3"/>0.7817</text:p>
          </table:table-cell>
          <table:table-cell/>
          <table:table-cell office:value-type="string">
            <text:p><text:s text:c="5"/>1 <text:s text:c="4"/>6 <text:s text:c="3"/>19 <text:s text:c="3"/>18</text:p>
          </table:table-cell>
          <table:table-cell office:value-type="string">
            <text:p><text:s text:c="4"/>1.1927 <text:s text:c="3"/>1.0353 <text:s text:c="3"/>0.9373 <text:s text:c="3"/>0.8693</text:p>
          </table:table-cell>
          <table:table-cell office:value-type="string">
            <text:p><text:s text:c="5"/>5 <text:s text:c="3"/>20 <text:s text:c="3"/>10 <text:s text:c="3"/>17</text:p>
          </table:table-cell>
          <table:table-cell office:value-type="string">
            <text:p><text:s text:c="4"/>1.0020 <text:s text:c="3"/>0.8761 <text:s text:c="3"/>0.8918 <text:s text:c="3"/>0.83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1007">
            <text:p>1.1007</text:p>
          </table:table-cell>
          <table:table-cell office:value-type="float" office:value="2">
            <text:p>2</text:p>
          </table:table-cell>
          <table:table-cell table:style-name="ce1" office:value-type="float" office:value="0.9664">
            <text:p>0.9664</text:p>
          </table:table-cell>
          <table:table-cell/>
          <table:table-cell office:value-type="string">
            <text:p><text:s text:c="5"/>1 <text:s text:c="3"/>16</text:p>
          </table:table-cell>
          <table:table-cell office:value-type="string">
            <text:p><text:s text:c="4"/>1.2722 <text:s text:c="3"/>1.1912</text:p>
          </table:table-cell>
          <table:table-cell office:value-type="string">
            <text:p><text:s text:c="5"/>6 <text:s text:c="3"/>15</text:p>
          </table:table-cell>
          <table:table-cell office:value-type="string">
            <text:p><text:s text:c="4"/>1.0020 <text:s text:c="3"/>1.0417</text:p>
          </table:table-cell>
          <table:table-cell office:value-type="string">
            <text:p><text:s text:c="5"/>1 <text:s text:c="3"/>16 <text:s text:c="4"/>9</text:p>
          </table:table-cell>
          <table:table-cell office:value-type="string">
            <text:p><text:s text:c="4"/>1.0206 <text:s text:c="3"/>0.9169 <text:s text:c="3"/>0.8123</text:p>
          </table:table-cell>
          <table:table-cell office:value-type="string">
            <text:p><text:s text:c="5"/>5 <text:s text:c="4"/>3 <text:s text:c="3"/>13</text:p>
          </table:table-cell>
          <table:table-cell office:value-type="string">
            <text:p><text:s text:c="4"/>0.9840 <text:s text:c="3"/>0.8757 <text:s text:c="3"/>0.9002</text:p>
          </table:table-cell>
          <table:table-cell/>
          <table:table-cell office:value-type="string">
            <text:p><text:s text:c="5"/>6 <text:s text:c="3"/>16 <text:s text:c="4"/>3 <text:s text:c="3"/>20</text:p>
          </table:table-cell>
          <table:table-cell office:value-type="string">
            <text:p><text:s text:c="4"/>1.0594 <text:s text:c="3"/>0.8465 <text:s text:c="3"/>0.7821 <text:s text:c="3"/>0.7006</text:p>
          </table:table-cell>
          <table:table-cell office:value-type="string">
            <text:p><text:s text:c="5"/>1 <text:s text:c="3"/>12 <text:s text:c="3"/>19 <text:s text:c="3"/>20</text:p>
          </table:table-cell>
          <table:table-cell office:value-type="string">
            <text:p><text:s text:c="4"/>0.9163 <text:s text:c="3"/>0.8102 <text:s text:c="3"/>0.7025 <text:s text:c="3"/>0.65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02">
            <text:p>1.0020</text:p>
          </table:table-cell>
          <table:table-cell office:value-type="float" office:value="6">
            <text:p>6</text:p>
          </table:table-cell>
          <table:table-cell table:style-name="ce1" office:value-type="float" office:value="0.9664">
            <text:p>0.9664</text:p>
          </table:table-cell>
          <table:table-cell/>
          <table:table-cell office:value-type="string">
            <text:p><text:s text:c="5"/>4 <text:s text:c="4"/>6</text:p>
          </table:table-cell>
          <table:table-cell office:value-type="string">
            <text:p><text:s text:c="4"/>1.0206 <text:s text:c="3"/>0.8440</text:p>
          </table:table-cell>
          <table:table-cell office:value-type="string">
            <text:p><text:s text:c="5"/>3 <text:s text:c="3"/>21</text:p>
          </table:table-cell>
          <table:table-cell office:value-type="string">
            <text:p><text:s text:c="4"/>0.8848 <text:s text:c="3"/>0.8289</text:p>
          </table:table-cell>
          <table:table-cell office:value-type="string">
            <text:p><text:s text:c="5"/>5 <text:s text:c="3"/>19 <text:s text:c="3"/>21</text:p>
          </table:table-cell>
          <table:table-cell office:value-type="string">
            <text:p><text:s text:c="4"/>1.0397 <text:s text:c="3"/>1.0180 <text:s text:c="3"/>0.8231</text:p>
          </table:table-cell>
          <table:table-cell office:value-type="string">
            <text:p><text:s text:c="5"/>4 <text:s text:c="3"/>15 <text:s text:c="4"/>2</text:p>
          </table:table-cell>
          <table:table-cell office:value-type="string">
            <text:p><text:s text:c="4"/>0.9326 <text:s text:c="3"/>0.9268 <text:s text:c="3"/>0.9947</text:p>
          </table:table-cell>
          <table:table-cell/>
          <table:table-cell office:value-type="string">
            <text:p><text:s text:c="5"/>1 <text:s text:c="4"/>3 <text:s text:c="3"/>17 <text:s text:c="3"/>13</text:p>
          </table:table-cell>
          <table:table-cell office:value-type="string">
            <text:p><text:s text:c="4"/>0.9326 <text:s text:c="3"/>0.8117 <text:s text:c="3"/>0.7946 <text:s text:c="3"/>0.7483</text:p>
          </table:table-cell>
          <table:table-cell office:value-type="string">
            <text:p><text:s text:c="4"/>12 <text:s text:c="4"/>2 <text:s text:c="3"/>20 <text:s text:c="3"/>18</text:p>
          </table:table-cell>
          <table:table-cell office:value-type="string">
            <text:p><text:s text:c="4"/>0.9004 <text:s text:c="3"/>0.9128 <text:s text:c="3"/>0.8561 <text:s text:c="3"/>0.80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797">
            <text:p>1.0797</text:p>
          </table:table-cell>
          <table:table-cell office:value-type="float" office:value="5">
            <text:p>5</text:p>
          </table:table-cell>
          <table:table-cell table:style-name="ce1" office:value-type="float" office:value="0.8848">
            <text:p>0.8848</text:p>
          </table:table-cell>
          <table:table-cell/>
          <table:table-cell office:value-type="string">
            <text:p><text:s text:c="5"/>4 <text:s text:c="4"/>9</text:p>
          </table:table-cell>
          <table:table-cell office:value-type="string">
            <text:p><text:s text:c="4"/>1.0594 <text:s text:c="3"/>0.9226</text:p>
          </table:table-cell>
          <table:table-cell office:value-type="string">
            <text:p><text:s text:c="5"/>5 <text:s text:c="3"/>14</text:p>
          </table:table-cell>
          <table:table-cell office:value-type="string">
            <text:p><text:s text:c="4"/>0.9664 <text:s text:c="3"/>0.8956</text:p>
          </table:table-cell>
          <table:table-cell office:value-type="string">
            <text:p><text:s text:c="5"/>4 <text:s text:c="3"/>21 <text:s text:c="3"/>16</text:p>
          </table:table-cell>
          <table:table-cell office:value-type="string">
            <text:p><text:s text:c="4"/>1.0797 <text:s text:c="3"/>0.8751 <text:s text:c="3"/>0.7002</text:p>
          </table:table-cell>
          <table:table-cell office:value-type="string">
            <text:p><text:s text:c="5"/>3 <text:s text:c="3"/>14 <text:s text:c="3"/>19</text:p>
          </table:table-cell>
          <table:table-cell office:value-type="string">
            <text:p><text:s text:c="4"/>0.9840 <text:s text:c="3"/>0.8677 <text:s text:c="3"/>0.8698</text:p>
          </table:table-cell>
          <table:table-cell/>
          <table:table-cell office:value-type="string">
            <text:p><text:s text:c="5"/>4 <text:s text:c="3"/>17 <text:s text:c="3"/>16 <text:s text:c="3"/>21</text:p>
          </table:table-cell>
          <table:table-cell office:value-type="string">
            <text:p><text:s text:c="4"/>1.0397 <text:s text:c="3"/>0.9047 <text:s text:c="3"/>0.8168 <text:s text:c="3"/>0.7861</text:p>
          </table:table-cell>
          <table:table-cell office:value-type="string">
            <text:p><text:s text:c="5"/>5 <text:s text:c="3"/>13 <text:s text:c="4"/>2 <text:s text:c="3"/>17</text:p>
          </table:table-cell>
          <table:table-cell office:value-type="string">
            <text:p><text:s text:c="4"/>1.0020 <text:s text:c="3"/>0.9049 <text:s text:c="3"/>0.8303 <text:s text:c="3"/>0.78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797">
            <text:p>1.0797</text:p>
          </table:table-cell>
          <table:table-cell office:value-type="float" office:value="5">
            <text:p>5</text:p>
          </table:table-cell>
          <table:table-cell table:style-name="ce1" office:value-type="float" office:value="0.9326">
            <text:p>0.9326</text:p>
          </table:table-cell>
          <table:table-cell/>
          <table:table-cell office:value-type="string">
            <text:p><text:s text:c="5"/>4 <text:s text:c="3"/>21</text:p>
          </table:table-cell>
          <table:table-cell office:value-type="string">
            <text:p><text:s text:c="4"/>1.0397 <text:s text:c="3"/>0.9711</text:p>
          </table:table-cell>
          <table:table-cell office:value-type="string">
            <text:p><text:s text:c="5"/>5 <text:s text:c="3"/>13</text:p>
          </table:table-cell>
          <table:table-cell office:value-type="string">
            <text:p><text:s text:c="4"/>0.8696 <text:s text:c="3"/>0.8301</text:p>
          </table:table-cell>
          <table:table-cell office:value-type="string">
            <text:p><text:s text:c="5"/>5 <text:s text:c="3"/>16 <text:s text:c="4"/>8</text:p>
          </table:table-cell>
          <table:table-cell office:value-type="string">
            <text:p><text:s text:c="4"/>0.9840 <text:s text:c="3"/>0.9599 <text:s text:c="3"/>0.8796</text:p>
          </table:table-cell>
          <table:table-cell office:value-type="string">
            <text:p><text:s text:c="5"/>2 <text:s text:c="4"/>4 <text:s text:c="4"/>3</text:p>
          </table:table-cell>
          <table:table-cell office:value-type="string">
            <text:p><text:s text:c="4"/>1.0206 <text:s text:c="3"/>0.9445 <text:s text:c="3"/>0.8648</text:p>
          </table:table-cell>
          <table:table-cell/>
          <table:table-cell office:value-type="string">
            <text:p><text:s text:c="5"/>1 <text:s text:c="3"/>16 <text:s text:c="4"/>3 <text:s text:c="3"/>17</text:p>
          </table:table-cell>
          <table:table-cell office:value-type="string">
            <text:p><text:s text:c="4"/>1.0397 <text:s text:c="3"/>0.9044 <text:s text:c="3"/>0.8412 <text:s text:c="3"/>0.7535</text:p>
          </table:table-cell>
          <table:table-cell office:value-type="string">
            <text:p><text:s text:c="5"/>2 <text:s text:c="3"/>12 <text:s text:c="3"/>21 <text:s text:c="3"/>17</text:p>
          </table:table-cell>
          <table:table-cell office:value-type="string">
            <text:p><text:s text:c="4"/>0.9163 <text:s text:c="3"/>0.8197 <text:s text:c="3"/>0.7694 <text:s text:c="3"/>0.71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684">
            <text:p>1.1684</text:p>
          </table:table-cell>
          <table:table-cell office:value-type="float" office:value="2">
            <text:p>2</text:p>
          </table:table-cell>
          <table:table-cell table:style-name="ce1" office:value-type="float" office:value="1.0397">
            <text:p>1.0397</text:p>
          </table:table-cell>
          <table:table-cell/>
          <table:table-cell office:value-type="string">
            <text:p><text:s text:c="5"/>1 <text:s text:c="4"/>5</text:p>
          </table:table-cell>
          <table:table-cell office:value-type="string">
            <text:p><text:s text:c="4"/>1.0797 <text:s text:c="3"/>0.8823</text:p>
          </table:table-cell>
          <table:table-cell office:value-type="string">
            <text:p><text:s text:c="5"/>5 <text:s text:c="3"/>19</text:p>
          </table:table-cell>
          <table:table-cell office:value-type="string">
            <text:p><text:s text:c="4"/>0.9163 <text:s text:c="3"/>0.7979</text:p>
          </table:table-cell>
          <table:table-cell office:value-type="string">
            <text:p><text:s text:c="5"/>1 <text:s text:c="3"/>16 <text:s text:c="4"/>3</text:p>
          </table:table-cell>
          <table:table-cell office:value-type="string">
            <text:p><text:s text:c="4"/>0.9840 <text:s text:c="3"/>0.8491 <text:s text:c="3"/>0.6960</text:p>
          </table:table-cell>
          <table:table-cell office:value-type="string">
            <text:p><text:s text:c="5"/>5 <text:s text:c="3"/>15 <text:s text:c="3"/>19</text:p>
          </table:table-cell>
          <table:table-cell office:value-type="string">
            <text:p><text:s text:c="4"/>0.9840 <text:s text:c="3"/>0.8594 <text:s text:c="3"/>0.8760</text:p>
          </table:table-cell>
          <table:table-cell/>
          <table:table-cell office:value-type="string">
            <text:p><text:s text:c="5"/>1 <text:s text:c="3"/>17 <text:s text:c="3"/>13 <text:s text:c="4"/>5</text:p>
          </table:table-cell>
          <table:table-cell office:value-type="string">
            <text:p><text:s text:c="4"/>1.0020 <text:s text:c="3"/>0.8376 <text:s text:c="3"/>0.7758 <text:s text:c="3"/>0.6811</text:p>
          </table:table-cell>
          <table:table-cell office:value-type="string">
            <text:p><text:s text:c="5"/>5 <text:s text:c="4"/>3 <text:s text:c="3"/>17 <text:s text:c="3"/>11</text:p>
          </table:table-cell>
          <table:table-cell office:value-type="string">
            <text:p><text:s text:c="4"/>0.9664 <text:s text:c="3"/>0.8782 <text:s text:c="3"/>0.8620 <text:s text:c="3"/>0.90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206">
            <text:p>1.0206</text:p>
          </table:table-cell>
          <table:table-cell office:value-type="float" office:value="5">
            <text:p>5</text:p>
          </table:table-cell>
          <table:table-cell table:style-name="ce1" office:value-type="float" office:value="0.9493">
            <text:p>0.9493</text:p>
          </table:table-cell>
          <table:table-cell/>
          <table:table-cell office:value-type="string">
            <text:p><text:s text:c="5"/>1 <text:s text:c="4"/>5</text:p>
          </table:table-cell>
          <table:table-cell office:value-type="string">
            <text:p><text:s text:c="4"/>1.1007 <text:s text:c="3"/>0.8190</text:p>
          </table:table-cell>
          <table:table-cell office:value-type="string">
            <text:p><text:s text:c="5"/>2 <text:s text:c="3"/>13</text:p>
          </table:table-cell>
          <table:table-cell office:value-type="string">
            <text:p><text:s text:c="4"/>0.9163 <text:s text:c="3"/>0.8656</text:p>
          </table:table-cell>
          <table:table-cell office:value-type="string">
            <text:p><text:s text:c="5"/>1 <text:s text:c="3"/>16 <text:s text:c="3"/>19</text:p>
          </table:table-cell>
          <table:table-cell office:value-type="string">
            <text:p><text:s text:c="4"/>1.0797 <text:s text:c="3"/>0.9160 <text:s text:c="3"/>0.7569</text:p>
          </table:table-cell>
          <table:table-cell office:value-type="string">
            <text:p><text:s text:c="5"/>6 <text:s text:c="3"/>15 <text:s text:c="3"/>19</text:p>
          </table:table-cell>
          <table:table-cell office:value-type="string">
            <text:p><text:s text:c="4"/>0.9493 <text:s text:c="3"/>0.8864 <text:s text:c="3"/>1.0078</text:p>
          </table:table-cell>
          <table:table-cell/>
          <table:table-cell office:value-type="string">
            <text:p><text:s text:c="5"/>1 <text:s text:c="4"/>3 <text:s text:c="3"/>16 <text:s text:c="3"/>18</text:p>
          </table:table-cell>
          <table:table-cell office:value-type="string">
            <text:p><text:s text:c="4"/>1.0797 <text:s text:c="3"/>0.9464 <text:s text:c="3"/>0.8267 <text:s text:c="3"/>0.5979</text:p>
          </table:table-cell>
          <table:table-cell office:value-type="string">
            <text:p><text:s text:c="5"/>5 <text:s text:c="3"/>14 <text:s text:c="3"/>19 <text:s text:c="3"/>21</text:p>
          </table:table-cell>
          <table:table-cell office:value-type="string">
            <text:p><text:s text:c="4"/>1.0797 <text:s text:c="3"/>0.9304 <text:s text:c="3"/>0.9369 <text:s text:c="3"/>0.8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206">
            <text:p>1.0206</text:p>
          </table:table-cell>
          <table:table-cell office:value-type="float" office:value="5">
            <text:p>5</text:p>
          </table:table-cell>
          <table:table-cell table:style-name="ce1" office:value-type="float" office:value="0.9664">
            <text:p>0.9664</text:p>
          </table:table-cell>
          <table:table-cell/>
          <table:table-cell office:value-type="string">
            <text:p><text:s text:c="5"/>1 <text:s text:c="3"/>16</text:p>
          </table:table-cell>
          <table:table-cell office:value-type="string">
            <text:p><text:s text:c="4"/>1.1007 <text:s text:c="3"/>0.9544</text:p>
          </table:table-cell>
          <table:table-cell office:value-type="string">
            <text:p><text:s text:c="5"/>3 <text:s text:c="4"/>4</text:p>
          </table:table-cell>
          <table:table-cell office:value-type="string">
            <text:p><text:s text:c="4"/>0.8848 <text:s text:c="3"/>0.7926</text:p>
          </table:table-cell>
          <table:table-cell office:value-type="string">
            <text:p><text:s text:c="5"/>9 <text:s text:c="3"/>21 <text:s text:c="3"/>16</text:p>
          </table:table-cell>
          <table:table-cell office:value-type="string">
            <text:p><text:s text:c="4"/>1.0206 <text:s text:c="3"/>0.9448 <text:s text:c="3"/>0.8619</text:p>
          </table:table-cell>
          <table:table-cell office:value-type="string">
            <text:p><text:s text:c="5"/>6 <text:s text:c="3"/>11 <text:s text:c="4"/>3</text:p>
          </table:table-cell>
          <table:table-cell office:value-type="string">
            <text:p><text:s text:c="4"/>0.8696 <text:s text:c="3"/>0.7439 <text:s text:c="3"/>0.7288</text:p>
          </table:table-cell>
          <table:table-cell/>
          <table:table-cell office:value-type="string">
            <text:p><text:s text:c="5"/>4 <text:s text:c="3"/>11 <text:s text:c="3"/>16 <text:s text:c="3"/>14</text:p>
          </table:table-cell>
          <table:table-cell office:value-type="string">
            <text:p><text:s text:c="4"/>1.2445 <text:s text:c="3"/>1.1251 <text:s text:c="3"/>1.0570 <text:s text:c="3"/>0.8243</text:p>
          </table:table-cell>
          <table:table-cell office:value-type="string">
            <text:p><text:s text:c="5"/>5 <text:s text:c="3"/>13 <text:s text:c="3"/>19 <text:s text:c="4"/>3</text:p>
          </table:table-cell>
          <table:table-cell office:value-type="string">
            <text:p><text:s text:c="4"/>1.0797 <text:s text:c="3"/>0.9030 <text:s text:c="3"/>0.8826 <text:s text:c="3"/>0.77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1225">
            <text:p>1.1225</text:p>
          </table:table-cell>
          <table:table-cell office:value-type="float" office:value="5">
            <text:p>5</text:p>
          </table:table-cell>
          <table:table-cell table:style-name="ce1" office:value-type="float" office:value="1.002">
            <text:p>1.0020</text:p>
          </table:table-cell>
          <table:table-cell/>
          <table:table-cell office:value-type="string">
            <text:p><text:s text:c="5"/>5 <text:s text:c="3"/>16</text:p>
          </table:table-cell>
          <table:table-cell office:value-type="string">
            <text:p><text:s text:c="4"/>1.0206 <text:s text:c="3"/>0.8655</text:p>
          </table:table-cell>
          <table:table-cell office:value-type="string">
            <text:p><text:s text:c="5"/>5 <text:s text:c="3"/>12</text:p>
          </table:table-cell>
          <table:table-cell office:value-type="string">
            <text:p><text:s text:c="4"/>0.8848 <text:s text:c="3"/>0.7388</text:p>
          </table:table-cell>
          <table:table-cell office:value-type="string">
            <text:p><text:s text:c="5"/>4 <text:s text:c="3"/>16 <text:s text:c="4"/>9</text:p>
          </table:table-cell>
          <table:table-cell office:value-type="string">
            <text:p><text:s text:c="4"/>0.9493 <text:s text:c="3"/>0.7960 <text:s text:c="3"/>0.7479</text:p>
          </table:table-cell>
          <table:table-cell office:value-type="string">
            <text:p><text:s text:c="5"/>2 <text:s text:c="4"/>7 <text:s text:c="3"/>17</text:p>
          </table:table-cell>
          <table:table-cell office:value-type="string">
            <text:p><text:s text:c="4"/>0.8848 <text:s text:c="3"/>0.8798 <text:s text:c="3"/>0.9401</text:p>
          </table:table-cell>
          <table:table-cell/>
          <table:table-cell office:value-type="string">
            <text:p><text:s text:c="5"/>1 <text:s text:c="3"/>16 <text:s text:c="4"/>6 <text:s text:c="3"/>14</text:p>
          </table:table-cell>
          <table:table-cell office:value-type="string">
            <text:p><text:s text:c="4"/>1.0594 <text:s text:c="3"/>0.8958 <text:s text:c="3"/>0.7848 <text:s text:c="3"/>0.6857</text:p>
          </table:table-cell>
          <table:table-cell office:value-type="string">
            <text:p><text:s text:c="5"/>5 <text:s text:c="3"/>15 <text:s text:c="3"/>20 <text:s text:c="4"/>2</text:p>
          </table:table-cell>
          <table:table-cell office:value-type="string">
            <text:p><text:s text:c="4"/>0.9664 <text:s text:c="3"/>0.9418 <text:s text:c="3"/>0.8581 <text:s text:c="3"/>0.88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02">
            <text:p>1.0020</text:p>
          </table:table-cell>
          <table:table-cell office:value-type="float" office:value="6">
            <text:p>6</text:p>
          </table:table-cell>
          <table:table-cell table:style-name="ce1" office:value-type="float" office:value="0.9493">
            <text:p>0.9493</text:p>
          </table:table-cell>
          <table:table-cell/>
          <table:table-cell office:value-type="string">
            <text:p><text:s text:c="5"/>4 <text:s text:c="3"/>16</text:p>
          </table:table-cell>
          <table:table-cell office:value-type="string">
            <text:p><text:s text:c="4"/>0.9163 <text:s text:c="3"/>0.7798</text:p>
          </table:table-cell>
          <table:table-cell office:value-type="string">
            <text:p><text:s text:c="5"/>3 <text:s text:c="3"/>13</text:p>
          </table:table-cell>
          <table:table-cell office:value-type="string">
            <text:p><text:s text:c="4"/>0.9493 <text:s text:c="3"/>0.8668</text:p>
          </table:table-cell>
          <table:table-cell office:value-type="string">
            <text:p><text:s text:c="5"/>4 <text:s text:c="4"/>9 <text:s text:c="3"/>16</text:p>
          </table:table-cell>
          <table:table-cell office:value-type="string">
            <text:p><text:s text:c="4"/>1.0206 <text:s text:c="3"/>0.7947 <text:s text:c="3"/>0.7070</text:p>
          </table:table-cell>
          <table:table-cell office:value-type="string">
            <text:p><text:s text:c="5"/>6 <text:s text:c="3"/>13 <text:s text:c="4"/>2</text:p>
          </table:table-cell>
          <table:table-cell office:value-type="string">
            <text:p><text:s text:c="4"/>0.9664 <text:s text:c="3"/>0.8303 <text:s text:c="3"/>0.7916</text:p>
          </table:table-cell>
          <table:table-cell/>
          <table:table-cell office:value-type="string">
            <text:p><text:s text:c="5"/>5 <text:s text:c="3"/>16 <text:s text:c="3"/>20 <text:s text:c="3"/>19</text:p>
          </table:table-cell>
          <table:table-cell office:value-type="string">
            <text:p><text:s text:c="4"/>1.0206 <text:s text:c="3"/>0.8042 <text:s text:c="3"/>0.7277 <text:s text:c="3"/>0.6694</text:p>
          </table:table-cell>
          <table:table-cell office:value-type="string">
            <text:p><text:s text:c="5"/>2 <text:s text:c="3"/>13 <text:s text:c="3"/>17 <text:s text:c="3"/>19</text:p>
          </table:table-cell>
          <table:table-cell office:value-type="string">
            <text:p><text:s text:c="4"/>0.9163 <text:s text:c="3"/>0.7955 <text:s text:c="3"/>0.7311 <text:s text:c="3"/>0.65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225">
            <text:p>1.1225</text:p>
          </table:table-cell>
          <table:table-cell office:value-type="float" office:value="5">
            <text:p>5</text:p>
          </table:table-cell>
          <table:table-cell table:style-name="ce1" office:value-type="float" office:value="0.9493">
            <text:p>0.9493</text:p>
          </table:table-cell>
          <table:table-cell/>
          <table:table-cell office:value-type="string">
            <text:p><text:s text:c="5"/>1 <text:s text:c="3"/>16</text:p>
          </table:table-cell>
          <table:table-cell office:value-type="string">
            <text:p><text:s text:c="4"/>1.0206 <text:s text:c="3"/>0.8669</text:p>
          </table:table-cell>
          <table:table-cell office:value-type="string">
            <text:p><text:s text:c="5"/>3 <text:s text:c="3"/>12</text:p>
          </table:table-cell>
          <table:table-cell office:value-type="string">
            <text:p><text:s text:c="4"/>0.9664 <text:s text:c="3"/>0.8854</text:p>
          </table:table-cell>
          <table:table-cell office:value-type="string">
            <text:p><text:s text:c="5"/>5 <text:s text:c="3"/>16 <text:s text:c="3"/>17</text:p>
          </table:table-cell>
          <table:table-cell office:value-type="string">
            <text:p><text:s text:c="4"/>1.0397 <text:s text:c="3"/>0.8589 <text:s text:c="3"/>0.8496</text:p>
          </table:table-cell>
          <table:table-cell office:value-type="string">
            <text:p><text:s text:c="5"/>5 <text:s text:c="3"/>18 <text:s text:c="3"/>19</text:p>
          </table:table-cell>
          <table:table-cell office:value-type="string">
            <text:p><text:s text:c="4"/>0.9326 <text:s text:c="3"/>0.8655 <text:s text:c="3"/>0.9460</text:p>
          </table:table-cell>
          <table:table-cell/>
          <table:table-cell office:value-type="string">
            <text:p><text:s text:c="5"/>1 <text:s text:c="3"/>14 <text:s text:c="3"/>16 <text:s text:c="4"/>9</text:p>
          </table:table-cell>
          <table:table-cell office:value-type="string">
            <text:p><text:s text:c="4"/>1.0397 <text:s text:c="3"/>0.9345 <text:s text:c="3"/>0.8071 <text:s text:c="3"/>0.7094</text:p>
          </table:table-cell>
          <table:table-cell office:value-type="string">
            <text:p><text:s text:c="5"/>5 <text:s text:c="3"/>14 <text:s text:c="4"/>3 <text:s text:c="3"/>21</text:p>
          </table:table-cell>
          <table:table-cell office:value-type="string">
            <text:p><text:s text:c="4"/>0.9493 <text:s text:c="3"/>0.8491 <text:s text:c="3"/>0.8592 <text:s text:c="3"/>0.80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397">
            <text:p>1.0397</text:p>
          </table:table-cell>
          <table:table-cell office:value-type="float" office:value="5">
            <text:p>5</text:p>
          </table:table-cell>
          <table:table-cell table:style-name="ce1" office:value-type="float" office:value="0.984">
            <text:p>0.9840</text:p>
          </table:table-cell>
          <table:table-cell/>
          <table:table-cell office:value-type="string">
            <text:p><text:s text:c="5"/>1 <text:s text:c="3"/>21</text:p>
          </table:table-cell>
          <table:table-cell office:value-type="string">
            <text:p><text:s text:c="4"/>0.9493 <text:s text:c="3"/>0.7941</text:p>
          </table:table-cell>
          <table:table-cell office:value-type="string">
            <text:p><text:s text:c="5"/>5 <text:s text:c="3"/>18</text:p>
          </table:table-cell>
          <table:table-cell office:value-type="string">
            <text:p><text:s text:c="4"/>0.9326 <text:s text:c="3"/>0.8318</text:p>
          </table:table-cell>
          <table:table-cell office:value-type="string">
            <text:p><text:s text:c="5"/>1 <text:s text:c="3"/>19 <text:s text:c="3"/>18</text:p>
          </table:table-cell>
          <table:table-cell office:value-type="string">
            <text:p><text:s text:c="4"/>1.0020 <text:s text:c="3"/>0.7766 <text:s text:c="3"/>0.6895</text:p>
          </table:table-cell>
          <table:table-cell office:value-type="string">
            <text:p><text:s text:c="5"/>5 <text:s text:c="4"/>2 <text:s text:c="3"/>19</text:p>
          </table:table-cell>
          <table:table-cell office:value-type="string">
            <text:p><text:s text:c="4"/>0.9493 <text:s text:c="3"/>0.7903 <text:s text:c="3"/>0.8507</text:p>
          </table:table-cell>
          <table:table-cell/>
          <table:table-cell office:value-type="string">
            <text:p><text:s text:c="5"/>1 <text:s text:c="3"/>19 <text:s text:c="4"/>9 <text:s text:c="4"/>6</text:p>
          </table:table-cell>
          <table:table-cell office:value-type="string">
            <text:p><text:s text:c="4"/>1.1450 <text:s text:c="3"/>0.8845 <text:s text:c="3"/>0.7609 <text:s text:c="3"/>0.6279</text:p>
          </table:table-cell>
          <table:table-cell office:value-type="string">
            <text:p><text:s text:c="5"/>5 <text:s text:c="3"/>13 <text:s text:c="3"/>19 <text:s text:c="3"/>11</text:p>
          </table:table-cell>
          <table:table-cell office:value-type="string">
            <text:p><text:s text:c="4"/>1.0020 <text:s text:c="3"/>0.8251 <text:s text:c="3"/>0.8486 <text:s text:c="3"/>0.80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84">
            <text:p>0.9840</text:p>
          </table:table-cell>
          <table:table-cell office:value-type="float" office:value="2">
            <text:p>2</text:p>
          </table:table-cell>
          <table:table-cell table:style-name="ce1" office:value-type="float" office:value="0.9493">
            <text:p>0.9493</text:p>
          </table:table-cell>
          <table:table-cell/>
          <table:table-cell office:value-type="string">
            <text:p><text:s text:c="5"/>4 <text:s text:c="3"/>15</text:p>
          </table:table-cell>
          <table:table-cell office:value-type="string">
            <text:p><text:s text:c="4"/>1.0797 <text:s text:c="3"/>0.8883</text:p>
          </table:table-cell>
          <table:table-cell office:value-type="string">
            <text:p><text:s text:c="5"/>6 <text:s text:c="3"/>14</text:p>
          </table:table-cell>
          <table:table-cell office:value-type="string">
            <text:p><text:s text:c="4"/>0.9004 <text:s text:c="3"/>0.8614</text:p>
          </table:table-cell>
          <table:table-cell office:value-type="string">
            <text:p><text:s text:c="5"/>5 <text:s text:c="3"/>16 <text:s text:c="4"/>6</text:p>
          </table:table-cell>
          <table:table-cell office:value-type="string">
            <text:p><text:s text:c="4"/>1.1450 <text:s text:c="3"/>0.9416 <text:s text:c="3"/>0.7786</text:p>
          </table:table-cell>
          <table:table-cell office:value-type="string">
            <text:p><text:s text:c="5"/>3 <text:s text:c="4"/>7 <text:s text:c="3"/>19</text:p>
          </table:table-cell>
          <table:table-cell office:value-type="string">
            <text:p><text:s text:c="4"/>0.9840 <text:s text:c="3"/>0.9062 <text:s text:c="3"/>0.8770</text:p>
          </table:table-cell>
          <table:table-cell/>
          <table:table-cell office:value-type="string">
            <text:p><text:s text:c="5"/>1 <text:s text:c="4"/>6 <text:s text:c="3"/>18 <text:s text:c="3"/>11</text:p>
          </table:table-cell>
          <table:table-cell office:value-type="string">
            <text:p><text:s text:c="4"/>1.0397 <text:s text:c="3"/>0.9681 <text:s text:c="3"/>0.8349 <text:s text:c="3"/>0.7157</text:p>
          </table:table-cell>
          <table:table-cell office:value-type="string">
            <text:p><text:s text:c="5"/>5 <text:s text:c="3"/>15 <text:s text:c="3"/>17 <text:s text:c="3"/>19</text:p>
          </table:table-cell>
          <table:table-cell office:value-type="string">
            <text:p><text:s text:c="4"/>1.0020 <text:s text:c="3"/>0.8064 <text:s text:c="3"/>0.8003 <text:s text:c="3"/>0.74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397">
            <text:p>1.0397</text:p>
          </table:table-cell>
          <table:table-cell office:value-type="float" office:value="5">
            <text:p>5</text:p>
          </table:table-cell>
          <table:table-cell table:style-name="ce1" office:value-type="float" office:value="0.9493">
            <text:p>0.9493</text:p>
          </table:table-cell>
          <table:table-cell/>
          <table:table-cell office:value-type="string">
            <text:p><text:s text:c="5"/>5 <text:s text:c="3"/>12</text:p>
          </table:table-cell>
          <table:table-cell office:value-type="string">
            <text:p><text:s text:c="4"/>1.0206 <text:s text:c="3"/>0.8634</text:p>
          </table:table-cell>
          <table:table-cell office:value-type="string">
            <text:p><text:s text:c="5"/>2 <text:s text:c="3"/>21</text:p>
          </table:table-cell>
          <table:table-cell office:value-type="string">
            <text:p><text:s text:c="4"/>0.9326 <text:s text:c="3"/>0.8264</text:p>
          </table:table-cell>
          <table:table-cell office:value-type="string">
            <text:p><text:s text:c="5"/>3 <text:s text:c="4"/>9 <text:s text:c="3"/>17</text:p>
          </table:table-cell>
          <table:table-cell office:value-type="string">
            <text:p><text:s text:c="4"/>1.0206 <text:s text:c="3"/>0.9297 <text:s text:c="3"/>0.9059</text:p>
          </table:table-cell>
          <table:table-cell office:value-type="string">
            <text:p><text:s text:c="5"/>3 <text:s text:c="3"/>13 <text:s text:c="4"/>2</text:p>
          </table:table-cell>
          <table:table-cell office:value-type="string">
            <text:p><text:s text:c="4"/>1.0020 <text:s text:c="3"/>0.8546 <text:s text:c="3"/>0.8661</text:p>
          </table:table-cell>
          <table:table-cell/>
          <table:table-cell office:value-type="string">
            <text:p><text:s text:c="5"/>1 <text:s text:c="4"/>9 <text:s text:c="3"/>19 <text:s text:c="3"/>18</text:p>
          </table:table-cell>
          <table:table-cell office:value-type="string">
            <text:p><text:s text:c="4"/>1.0020 <text:s text:c="3"/>0.8019 <text:s text:c="3"/>0.7154 <text:s text:c="3"/>0.4961</text:p>
          </table:table-cell>
          <table:table-cell office:value-type="string">
            <text:p><text:s text:c="5"/>5 <text:s text:c="3"/>16 <text:s text:c="3"/>11 <text:s text:c="4"/>3</text:p>
          </table:table-cell>
          <table:table-cell office:value-type="string">
            <text:p><text:s text:c="4"/>0.9493 <text:s text:c="3"/>0.7837 <text:s text:c="3"/>0.7649 <text:s text:c="3"/>0.73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0397">
            <text:p>1.0397</text:p>
          </table:table-cell>
          <table:table-cell office:value-type="float" office:value="5">
            <text:p>5</text:p>
          </table:table-cell>
          <table:table-cell table:style-name="ce1" office:value-type="float" office:value="0.9004">
            <text:p>0.9004</text:p>
          </table:table-cell>
          <table:table-cell/>
          <table:table-cell office:value-type="string">
            <text:p><text:s text:c="5"/>4 <text:s text:c="4"/>6</text:p>
          </table:table-cell>
          <table:table-cell office:value-type="string">
            <text:p><text:s text:c="4"/>1.1225 <text:s text:c="3"/>0.9444</text:p>
          </table:table-cell>
          <table:table-cell office:value-type="string">
            <text:p><text:s text:c="5"/>5 <text:s text:c="3"/>12</text:p>
          </table:table-cell>
          <table:table-cell office:value-type="string">
            <text:p><text:s text:c="4"/>0.9493 <text:s text:c="3"/>0.8943</text:p>
          </table:table-cell>
          <table:table-cell office:value-type="string">
            <text:p><text:s text:c="5"/>1 <text:s text:c="4"/>3 <text:s text:c="3"/>15</text:p>
          </table:table-cell>
          <table:table-cell office:value-type="string">
            <text:p><text:s text:c="4"/>1.1007 <text:s text:c="3"/>1.0037 <text:s text:c="3"/>1.0395</text:p>
          </table:table-cell>
          <table:table-cell office:value-type="string">
            <text:p><text:s text:c="5"/>2 <text:s text:c="4"/>4 <text:s text:c="3"/>17</text:p>
          </table:table-cell>
          <table:table-cell office:value-type="string">
            <text:p><text:s text:c="4"/>0.9326 <text:s text:c="3"/>0.8686 <text:s text:c="3"/>0.9242</text:p>
          </table:table-cell>
          <table:table-cell/>
          <table:table-cell office:value-type="string">
            <text:p><text:s text:c="5"/>1 <text:s text:c="3"/>13 <text:s text:c="3"/>17 <text:s text:c="3"/>19</text:p>
          </table:table-cell>
          <table:table-cell office:value-type="string">
            <text:p><text:s text:c="4"/>1.1007 <text:s text:c="3"/>0.8790 <text:s text:c="3"/>0.8175 <text:s text:c="3"/>0.7820</text:p>
          </table:table-cell>
          <table:table-cell office:value-type="string">
            <text:p><text:s text:c="5"/>3 <text:s text:c="3"/>19 <text:s text:c="4"/>2 <text:s text:c="3"/>11</text:p>
          </table:table-cell>
          <table:table-cell office:value-type="string">
            <text:p><text:s text:c="4"/>0.9004 <text:s text:c="3"/>0.7872 <text:s text:c="3"/>0.7726 <text:s text:c="3"/>0.84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02">
            <text:p>1.0020</text:p>
          </table:table-cell>
          <table:table-cell office:value-type="float" office:value="12">
            <text:p>12</text:p>
          </table:table-cell>
          <table:table-cell table:style-name="ce1" office:value-type="float" office:value="0.9004">
            <text:p>0.9004</text:p>
          </table:table-cell>
          <table:table-cell/>
          <table:table-cell office:value-type="string">
            <text:p><text:s text:c="5"/>1 <text:s text:c="3"/>16</text:p>
          </table:table-cell>
          <table:table-cell office:value-type="string">
            <text:p><text:s text:c="4"/>1.0206 <text:s text:c="3"/>0.8905</text:p>
          </table:table-cell>
          <table:table-cell office:value-type="string">
            <text:p><text:s text:c="5"/>3 <text:s text:c="4"/>5</text:p>
          </table:table-cell>
          <table:table-cell office:value-type="string">
            <text:p><text:s text:c="4"/>0.9664 <text:s text:c="3"/>0.8236</text:p>
          </table:table-cell>
          <table:table-cell office:value-type="string">
            <text:p><text:s text:c="5"/>1 <text:s text:c="3"/>16 <text:s text:c="4"/>8</text:p>
          </table:table-cell>
          <table:table-cell office:value-type="string">
            <text:p><text:s text:c="4"/>1.0020 <text:s text:c="3"/>0.9104 <text:s text:c="3"/>0.8216</text:p>
          </table:table-cell>
          <table:table-cell office:value-type="string">
            <text:p><text:s text:c="5"/>2 <text:s text:c="3"/>19 <text:s text:c="4"/>1</text:p>
          </table:table-cell>
          <table:table-cell office:value-type="string">
            <text:p><text:s text:c="4"/>0.9326 <text:s text:c="3"/>0.9163 <text:s text:c="3"/>0.8212</text:p>
          </table:table-cell>
          <table:table-cell/>
          <table:table-cell office:value-type="string">
            <text:p><text:s text:c="5"/>1 <text:s text:c="4"/>9 <text:s text:c="3"/>16 <text:s text:c="3"/>17</text:p>
          </table:table-cell>
          <table:table-cell office:value-type="string">
            <text:p><text:s text:c="4"/>1.0797 <text:s text:c="3"/>0.8866 <text:s text:c="3"/>0.7391 <text:s text:c="3"/>0.6693</text:p>
          </table:table-cell>
          <table:table-cell office:value-type="string">
            <text:p><text:s text:c="5"/>5 <text:s text:c="3"/>16 <text:s text:c="3"/>15 <text:s text:c="3"/>20</text:p>
          </table:table-cell>
          <table:table-cell office:value-type="string">
            <text:p><text:s text:c="4"/>1.0020 <text:s text:c="3"/>0.8750 <text:s text:c="3"/>0.9281 <text:s text:c="3"/>0.8145</text:p>
          </table:table-cell>
        </table:table-row>
        <table:table-row table:style-name="ro1" table:number-rows-repeated="6551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01/15/2010</text:date>, <text:time>16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J. Turnhout</meta:initial-creator>
    <meta:creation-date>2010-01-15T11:58:10</meta:creation-date>
    <dc:creator>J. Turnhout</dc:creator>
    <dc:date>2010-01-15T16:04:31</dc:date>
    <meta:editing-cycles>5</meta:editing-cycles>
    <meta:editing-duration>PT4H6M21S</meta:editing-duration>
    <meta:user-defined meta:name="Info 1"/>
    <meta:user-defined meta:name="Info 2"/>
    <meta:user-defined meta:name="Info 3"/>
    <meta:user-defined meta:name="Info 4"/>
    <meta:document-statistic meta:table-count="3" meta:cell-count="340"/>
  </office:meta>
</office:document-meta>
</file>